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Standard">
      <style:text-properties officeooo:paragraph-rsid="00025b09"/>
    </style:style>
    <style:style style:name="P3" style:family="paragraph" style:parent-style-name="Standard">
      <style:text-properties officeooo:rsid="00025b09" officeooo:paragraph-rsid="00025b09"/>
    </style:style>
    <style:style style:name="P4" style:family="paragraph" style:parent-style-name="Standard">
      <style:text-properties fo:language="kk" fo:country="KZ" officeooo:rsid="000547ef" officeooo:paragraph-rsid="00025b09"/>
    </style:style>
    <style:style style:name="P5" style:family="paragraph" style:parent-style-name="Standard">
      <style:text-properties fo:font-size="18pt" fo:language="kk" fo:country="KZ" fo:font-weight="bold" officeooo:rsid="000547ef" officeooo:paragraph-rsid="00025b09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language="ru" fo:country="RU" fo:font-weight="bold" officeooo:rsid="0007cf54" officeooo:paragraph-rsid="0007cf54" style:font-size-asian="18pt" style:font-weight-asian="bold" style:font-size-complex="18pt" style:font-weight-complex="bold"/>
    </style:style>
    <style:style style:name="P7" style:family="paragraph" style:parent-style-name="Standard">
      <style:text-properties fo:language="en" fo:country="US" officeooo:rsid="0007cf54" officeooo:paragraph-rsid="0007cf54"/>
    </style:style>
    <style:style style:name="P8" style:family="paragraph" style:parent-style-name="Heading_20_3">
      <style:text-properties fo:language="en" fo:country="US" officeooo:rsid="0007cf54" officeooo:paragraph-rsid="0007cf54"/>
    </style:style>
    <style:style style:name="P9" style:family="paragraph" style:parent-style-name="Text_20_body" style:list-style-name="L2">
      <style:text-properties fo:language="en" fo:country="US" officeooo:rsid="0007cf54"/>
    </style:style>
    <style:style style:name="P10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  <style:text-properties fo:language="en" fo:country="US" officeooo:rsid="0007cf54"/>
    </style:style>
    <style:style style:name="P11" style:family="paragraph" style:parent-style-name="Horizontal_20_Line">
      <style:text-properties fo:language="en" fo:country="US" officeooo:rsid="0007cf54"/>
    </style:style>
    <style:style style:name="P12" style:family="paragraph" style:parent-style-name="Heading_20_3">
      <style:text-properties fo:language="en" fo:country="US" officeooo:rsid="0007cf54"/>
    </style:style>
    <style:style style:name="P13" style:family="paragraph" style:parent-style-name="Preformatted_20_Text">
      <style:paragraph-properties fo:margin-left="0cm" fo:margin-right="0cm" fo:text-indent="0cm" style:auto-text-indent="false" style:writing-mode="lr-tb"/>
      <style:text-properties fo:language="en" fo:country="US" officeooo:rsid="0007cf54"/>
    </style:style>
    <style:style style:name="P14" style:family="paragraph" style:parent-style-name="Preformatted_20_Text">
      <style:paragraph-properties style:writing-mode="lr-tb"/>
      <style:text-properties fo:language="en" fo:country="US" officeooo:rsid="0007cf54"/>
    </style:style>
    <style:style style:name="P15" style:family="paragraph" style:parent-style-name="Preformatted_20_Text">
      <style:paragraph-properties fo:margin-top="0cm" fo:margin-bottom="0.499cm" style:contextual-spacing="false" style:writing-mode="lr-tb"/>
      <style:text-properties fo:language="en" fo:country="US" officeooo:rsid="0007cf54"/>
    </style:style>
    <style:style style:name="P16" style:family="paragraph" style:parent-style-name="Text_20_body" style:list-style-name="L3">
      <style:text-properties fo:language="en" fo:country="US" officeooo:rsid="0007cf54"/>
    </style:style>
    <style:style style:name="P17" style:family="paragraph" style:parent-style-name="Preformatted_20_Text" style:list-style-name="L3">
      <style:paragraph-properties fo:margin-left="0cm" fo:margin-right="0cm" fo:text-indent="0cm" style:auto-text-indent="false" style:writing-mode="lr-tb"/>
      <style:text-properties fo:language="en" fo:country="US" officeooo:rsid="0007cf54"/>
    </style:style>
    <style:style style:name="P18" style:family="paragraph" style:parent-style-name="Preformatted_20_Text" style:list-style-name="L3">
      <style:paragraph-properties style:writing-mode="lr-tb"/>
      <style:text-properties fo:language="en" fo:country="US" officeooo:rsid="0007cf54"/>
    </style:style>
    <style:style style:name="P19" style:family="paragraph" style:parent-style-name="Preformatted_20_Text" style:list-style-name="L3">
      <style:paragraph-properties fo:margin-top="0cm" fo:margin-bottom="0.499cm" style:contextual-spacing="false" style:writing-mode="lr-tb"/>
      <style:text-properties fo:language="en" fo:country="US" officeooo:rsid="0007cf54"/>
    </style:style>
    <style:style style:name="P20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style:writing-mode="lr-tb"/>
      <style:text-properties fo:language="en" fo:country="US" officeooo:rsid="0007cf54"/>
    </style:style>
    <style:style style:name="P21" style:family="paragraph" style:parent-style-name="Text_20_body" style:list-style-name="L4">
      <style:text-properties fo:language="en" fo:country="US" officeooo:rsid="0007cf54"/>
    </style:style>
    <style:style style:name="P22" style:family="paragraph" style:parent-style-name="Text_20_body">
      <style:text-properties fo:language="en" fo:country="US" officeooo:rsid="0007cf54" officeooo:paragraph-rsid="0007cf54"/>
    </style:style>
    <style:style style:name="P2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language="en" fo:country="US" officeooo:rsid="0007cf54"/>
    </style:style>
    <style:style style:name="P24" style:family="paragraph" style:parent-style-name="Text_20_body" style:list-style-name="L5">
      <style:text-properties fo:language="en" fo:country="US" officeooo:rsid="0007cf54"/>
    </style:style>
    <style:style style:name="P25" style:family="paragraph" style:parent-style-name="Text_20_body">
      <style:text-properties fo:language="en" fo:country="US" officeooo:rsid="0007cf54"/>
    </style:style>
    <style:style style:name="P26" style:family="paragraph" style:parent-style-name="Text_20_body" style:list-style-name="L6">
      <style:text-properties fo:language="en" fo:country="US" officeooo:rsid="0007cf54"/>
    </style:style>
    <style:style style:name="P27" style:family="paragraph" style:parent-style-name="Text_20_body" style:list-style-name="L7">
      <style:text-properties fo:language="en" fo:country="US" officeooo:rsid="0007cf54"/>
    </style:style>
    <style:style style:name="P28" style:family="paragraph" style:parent-style-name="Text_20_body" style:list-style-name="L8">
      <style:text-properties fo:language="en" fo:country="US" officeooo:rsid="0007cf54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Рекурсия — это способ решения задачи, при котором решение большой задачи раскладывается на решение таких же, но <text:span text:style-name="Strong_20_Emphasis">меньших подзадач</text:span>. </text:p>
      <text:p text:style-name="Text_20_body">Функция при этом:</text:p>
      <text:list text:style-name="L1">
        <text:list-item>
          <text:p text:style-name="P1"><text:span text:style-name="Strong_20_Emphasis">Вызывает саму себя</text:span> (рекурсивный шаг).</text:p>
        </text:list-item>
        <text:list-item>
          <text:p text:style-name="P1">Имеет <text:span text:style-name="Strong_20_Emphasis">условие выхода</text:span> (базовый случай), при котором она перестаёт вызывать себя и возвращает результат.</text:p>
        </text:list-item>
      </text:list>
      <text:p text:style-name="Standard">Два способа мышления</text:p>
      <text:p text:style-name="Standard">В качестве первого примера напишем функцию pow(x, n), которая возводит x в натуральную степень n. Иначе говоря, умножает x на само себя n раз.</text:p>
      <text:p text:style-name="Standard"/>
      <text:p text:style-name="Standard">pow(2, 2) = 4</text:p>
      <text:p text:style-name="Standard">pow(2, 3) = 8</text:p>
      <text:p text:style-name="Standard">pow(2, 4) = 16</text:p>
      <text:p text:style-name="Standard">Рассмотрим два способа её реализации.</text:p>
      <text:p text:style-name="Standard">function pow(x, n) {</text:p>
      <text:p text:style-name="Standard"><text:s text:c="2"/>let result = 1;</text:p>
      <text:p text:style-name="Standard"/>
      <text:p text:style-name="Standard"><text:s text:c="2"/>// умножаем result на x n раз в цикле</text:p>
      <text:p text:style-name="Standard"><text:s text:c="2"/>for (let i = 0; i &lt; n; i++) {</text:p>
      <text:p text:style-name="Standard"><text:s text:c="4"/>result *= x;</text:p>
      <text:p text:style-name="Standard"><text:s text:c="2"/>}</text:p>
      <text:p text:style-name="Standard"/>
      <text:p text:style-name="Standard"><text:s text:c="2"/>return result;</text:p>
      <text:p text:style-name="Standard">}</text:p>
      <text:p text:style-name="Standard"/>
      <text:p text:style-name="Standard">alert( pow(2, 3) ); // 8</text:p>
      <text:p text:style-name="Standard"/>
      <text:p text:style-name="Standard">Рекурсивный способ: упрощение задачи и вызов функцией самой себя:</text:p>
      <text:p text:style-name="Standard">function pow(x, n) {</text:p>
      <text:p text:style-name="Standard"><text:s text:c="2"/>if (n == 1) {</text:p>
      <text:p text:style-name="Standard"><text:s text:c="4"/>return x;</text:p>
      <text:p text:style-name="Standard"><text:s text:c="2"/>} else {</text:p>
      <text:p text:style-name="Standard"><text:s text:c="4"/>return x * pow(x, n - 1);</text:p>
      <text:p text:style-name="Standard"><text:s text:c="2"/>}</text:p>
      <text:p text:style-name="Standard">}</text:p>
      <text:p text:style-name="Standard"/>
      <text:p text:style-name="Standard">alert( pow(2, 3) ); // 8</text:p>
      <text:p text:style-name="Standard">Обратите внимание, что рекурсивный вариант отличается принципиально.</text:p>
      <text:p text:style-name="Standard"/>
      <text:p text:style-name="Standard">Когда функция pow(x, n) вызывается, исполнение делится на две ветви:</text:p>
      <text:p text:style-name="Standard"><text:s text:c="14"/>if n==1 <text:s/>= x</text:p>
      <text:p text:style-name="Standard"><text:s text:c="13"/>/</text:p>
      <text:p text:style-name="Standard">pow(x, n) =</text:p>
      <text:p text:style-name="Standard"><text:s text:c="13"/>\</text:p>
      <text:p text:style-name="P2"><text:s text:c="14"/>else <text:s text:c="4"/>= x * pow(x, n — 1)</text:p>
      <text:p text:style-name="P2">Если n == 1, тогда всё просто. Эта ветвь называется базой рекурсии, потому что сразу же приводит к очевидному результату: pow(x, 1) равно x.</text:p>
      <text:p text:style-name="P2">Мы можем представить pow(x, n) в виде: x * pow(x, n - 1). Что в математике записывается как: xn = x * xn-1. Эта ветвь – шаг рекурсии: мы сводим задачу к более простому действию <text:soft-page-break/>(умножение на x) и более простой аналогичной задаче (pow с меньшим n). Последующие шаги упрощают задачу всё больше и больше, пока n не достигает 1.</text:p>
      <text:p text:style-name="P2">Например, рекурсивный вариант вычисления pow(2, 4) состоит из шагов:</text:p>
      <text:p text:style-name="P2"/>
      <text:p text:style-name="P2">pow(2, 4) = 2 * pow(2, 3)</text:p>
      <text:p text:style-name="P2">pow(2, 3) = 2 * pow(2, 2)</text:p>
      <text:p text:style-name="P2">pow(2, 2) = 2 * pow(2, 1)</text:p>
      <text:p text:style-name="P2">pow(2, 1) = 2</text:p>
      <text:p text:style-name="P3">и потом просто умножаем все результаты </text:p>
      <text:p text:style-name="P3">Итак, рекурсию используют, когда вычисление функции можно свести к её более простому вызову, а его – к ещё более простому и так далее, пока значение не станет очевидно.</text:p>
      <text:p text:style-name="P3">Рекурсивное решение обычно короче</text:p>
      <text:p text:style-name="P3">Рекурсивное решение задачи обычно короче, чем итеративное.</text:p>
      <text:p text:style-name="P3"/>
      <text:p text:style-name="P3">Используя условный оператор ? вместо if, мы можем переписать pow(x, n), делая код функции более лаконичным, но всё ещё легко читаемым:</text:p>
      <text:p text:style-name="P3">function pow(x, n) {</text:p>
      <text:p text:style-name="P3"><text:s text:c="2"/>return (n == 1) ? x : (x * pow(x, n - 1));</text:p>
      <text:p text:style-name="P3">}</text:p>
      <text:p text:style-name="P3">Общее количество вложенных вызовов (включая первый) называют глубиной рекурсии. В нашем случае она будет равна n.</text:p>
      <text:p text:style-name="P3">Максимальная глубина рекурсии ограничена движком JavaScript. Точно можно рассчитывать на 10000 вложенных вызовов, некоторые интерпретаторы допускают и больше, но для большинства из них 100000 вызовов – за пределами возможностей. Существуют автоматические оптимизации, помогающие избежать переполнения стека вызовов («оптимизация хвостовой рекурсии»), но они ещё не поддерживаются везде и работают только для простых случаев.</text:p>
      <text:p text:style-name="P3"/>
      <text:p text:style-name="P3">Это ограничивает применение рекурсии, но она всё равно широко распространена: для решения большого числа задач рекурсивный способ решения даёт более простой код, который легче поддерживать.</text:p>
      <text:p text:style-name="P4"/>
      <text:p text:style-name="P5">Контекст выполнения, стек</text:p>
      <text:p text:style-name="P4">Теперь мы посмотрим, как работают рекурсивные вызовы. Для этого заглянем «под капот» функций.</text:p>
      <text:p text:style-name="P4"/>
      <text:p text:style-name="P4">Информация о процессе выполнения запущенной функции хранится в её контексте выполнения (execution context).</text:p>
      <text:p text:style-name="P4"/>
      <text:p text:style-name="P4"/>
      <text:p text:style-name="P6">Что такое <text:span text:style-name="T1">linked list </text:span></text:p>
      <text:p text:style-name="P7">Связанный список — это одна из основных структур данных, которая используется для хранения последовательности элементов (как массив), но устроена по-другому. </text:p>
      <text:h text:style-name="P8" text:outline-level="3">Главное отличие от массива</text:h>
      <text:list text:style-name="L2">
        <text:list-item>
          <text:p text:style-name="P9"><text:span text:style-name="Strong_20_Emphasis">Массив</text:span> хранит элементы в памяти подряд:</text:p>
          <text:p text:style-name="P10"><text:span text:style-name="Source_20_Text">[1, 2, 3, 4]</text:span></text:p>
          <text:p text:style-name="P9">У него есть индексы: <text:span text:style-name="Source_20_Text">arr[0]</text:span>, <text:span text:style-name="Source_20_Text">arr[1]</text:span> и т.д.</text:p>
        </text:list-item>
        <text:list-item>
          <text:p text:style-name="P9"><text:span text:style-name="Strong_20_Emphasis">Связанный список</text:span> хранит <text:span text:style-name="Strong_20_Emphasis">узлы (nodes)</text:span>, каждый из которых содержит:</text:p>
          <text:list>
            <text:list-item>
              <text:p text:style-name="P9"><text:soft-page-break/><text:span text:style-name="Strong_20_Emphasis">Значение (value)</text:span></text:p>
            </text:list-item>
            <text:list-item>
              <text:p text:style-name="P9"><text:span text:style-name="Strong_20_Emphasis">Ссылку на следующий узел (next)</text:span></text:p>
            </text:list-item>
          </text:list>
          <text:p text:style-name="P9">Пример (односвязный список):</text:p>
          <text:p text:style-name="P10"><text:span text:style-name="Source_20_Text">1 → 2 → 3 → 4 → null</text:span></text:p>
        </text:list-item>
      </text:list>
      <text:p text:style-name="P11"/>
      <text:h text:style-name="P12" text:outline-level="3">📦 Как это выглядит в JavaScript</text:h>
      <text:p text:style-name="P13"><text:span text:style-name="Source_20_Text">let list = {</text:span></text:p>
      <text:p text:style-name="P14"><text:span text:style-name="Source_20_Text"><text:s text:c="2"/>value: 1,</text:span></text:p>
      <text:p text:style-name="P14"><text:span text:style-name="Source_20_Text"><text:s text:c="2"/>next: {</text:span></text:p>
      <text:p text:style-name="P14"><text:span text:style-name="Source_20_Text"><text:s text:c="4"/>value: 2,</text:span></text:p>
      <text:p text:style-name="P14"><text:span text:style-name="Source_20_Text"><text:s text:c="4"/>next: {</text:span></text:p>
      <text:p text:style-name="P14"><text:span text:style-name="Source_20_Text"><text:s text:c="6"/>value: 3,</text:span></text:p>
      <text:p text:style-name="P14"><text:span text:style-name="Source_20_Text"><text:s text:c="6"/>next: {</text:span></text:p>
      <text:p text:style-name="P14"><text:span text:style-name="Source_20_Text"><text:s text:c="8"/>value: 4,</text:span></text:p>
      <text:p text:style-name="P14"><text:span text:style-name="Source_20_Text"><text:s text:c="8"/>next: null</text:span></text:p>
      <text:p text:style-name="P14"><text:span text:style-name="Source_20_Text"><text:s text:c="6"/>}</text:span></text:p>
      <text:p text:style-name="P14"><text:span text:style-name="Source_20_Text"><text:s text:c="4"/>}</text:span></text:p>
      <text:p text:style-name="P14"><text:span text:style-name="Source_20_Text"><text:s text:c="2"/>}</text:span></text:p>
      <text:p text:style-name="P15"><text:span text:style-name="Source_20_Text">};</text:span></text:p>
      <text:p text:style-name="P11"/>
      <text:h text:style-name="P12" text:outline-level="3">🔑 Особенности:</text:h>
      <text:list text:style-name="L3">
        <text:list-item>
          <text:p text:style-name="P16"><text:span text:style-name="Strong_20_Emphasis">Нет индексов</text:span><text:line-break/>Чтобы дойти до 3-го элемента, нужно пройти от начала:</text:p>
          <text:p text:style-name="P17"><text:span text:style-name="Source_20_Text">list.value → 1</text:span></text:p>
          <text:p text:style-name="P18"><text:span text:style-name="Source_20_Text">list.next.value → 2</text:span></text:p>
          <text:p text:style-name="P19"><text:span text:style-name="Source_20_Text">list.next.next.value → 3</text:span></text:p>
        </text:list-item>
        <text:list-item>
          <text:p text:style-name="P16"><text:span text:style-name="Strong_20_Emphasis">Гибкость добавления и удаления</text:span><text:line-break/>Добавить или удалить элемент проще, чем в массиве.<text:line-break/>Нужно просто поменять ссылки <text:span text:style-name="Source_20_Text">next</text:span>.</text:p>
          <text:p text:style-name="P16">Например, чтобы вставить элемент <text:span text:style-name="Source_20_Text">99</text:span> после <text:span text:style-name="Source_20_Text">2</text:span>:</text:p>
          <text:p text:style-name="P17"><text:span text:style-name="Source_20_Text">let newNode = { value: 99, next: list.next.next }; </text:span></text:p>
          <text:p text:style-name="P19"><text:span text:style-name="Source_20_Text">list.next.next = newNode;</text:span></text:p>
          <text:p text:style-name="P16">Теперь:</text:p>
          <text:p text:style-name="P20"><text:span text:style-name="Source_20_Text">1 → 2 → 99 → 3 → 4 → null</text:span></text:p>
        </text:list-item>
        <text:list-item>
          <text:p text:style-name="P16"><text:span text:style-name="Strong_20_Emphasis">Минусы</text:span></text:p>
          <text:list>
            <text:list-item>
              <text:p text:style-name="P16">Доступ к элементу не по индексу, а только переходя от начала.</text:p>
            </text:list-item>
            <text:list-item>
              <text:p text:style-name="P16">Нужно больше памяти (так как хранится и <text:span text:style-name="Source_20_Text">value</text:span>, и <text:span text:style-name="Source_20_Text">next</text:span>).</text:p>
            </text:list-item>
          </text:list>
        </text:list-item>
      </text:list>
      <text:p text:style-name="P11"/>
      <text:h text:style-name="P12" text:outline-level="3"><text:soft-page-break/>📚 Виды связанных списков</text:h>
      <text:list text:style-name="L4">
        <text:list-item>
          <text:p text:style-name="P21"><text:span text:style-name="Strong_20_Emphasis">Односвязный список</text:span> — каждый узел знает только "следующего".</text:p>
        </text:list-item>
        <text:list-item>
          <text:p text:style-name="P21"><text:span text:style-name="Strong_20_Emphasis">Двусвязный список</text:span> — узел знает "следующего" и "предыдущего".</text:p>
        </text:list-item>
        <text:list-item>
          <text:p text:style-name="P21"><text:span text:style-name="Strong_20_Emphasis">Кольцевой список</text:span> — последний узел ссылается не на <text:span text:style-name="Source_20_Text">null</text:span>, а на первый.</text:p>
        </text:list-item>
      </text:list>
      <text:p text:style-name="P22">нас есть список:</text:p>
      <text:p text:style-name="P13"><text:span text:style-name="Source_20_Text">let list = {</text:span></text:p>
      <text:p text:style-name="P14"><text:span text:style-name="Source_20_Text"><text:s text:c="2"/>value: 1,</text:span></text:p>
      <text:p text:style-name="P14"><text:span text:style-name="Source_20_Text"><text:s text:c="2"/>next: {</text:span></text:p>
      <text:p text:style-name="P14"><text:span text:style-name="Source_20_Text"><text:s text:c="4"/>value: 2,</text:span></text:p>
      <text:p text:style-name="P14"><text:span text:style-name="Source_20_Text"><text:s text:c="4"/>next: {</text:span></text:p>
      <text:p text:style-name="P14"><text:span text:style-name="Source_20_Text"><text:s text:c="6"/>value: 3,</text:span></text:p>
      <text:p text:style-name="P14"><text:span text:style-name="Source_20_Text"><text:s text:c="6"/>next: null</text:span></text:p>
      <text:p text:style-name="P14"><text:span text:style-name="Source_20_Text"><text:s text:c="4"/>}</text:span></text:p>
      <text:p text:style-name="P14"><text:span text:style-name="Source_20_Text"><text:s text:c="2"/>}</text:span></text:p>
      <text:p text:style-name="P15"><text:span text:style-name="Source_20_Text">};</text:span></text:p>
      <text:p text:style-name="P11"/>
      <text:h text:style-name="P12" text:outline-level="3">1. Что делает эта строка?</text:h>
      <text:p text:style-name="P23"><text:span text:style-name="Source_20_Text">let secondList = list.next.next;</text:span></text:p>
      <text:list text:style-name="L5">
        <text:list-item>
          <text:p text:style-name="P24"><text:span text:style-name="Source_20_Text">list.next</text:span> → это узел со значением <text:span text:style-name="Source_20_Text">2</text:span>.</text:p>
        </text:list-item>
        <text:list-item>
          <text:p text:style-name="P24"><text:span text:style-name="Source_20_Text">list.next.next</text:span> → это <text:span text:style-name="Strong_20_Emphasis">узел со значением </text:span><text:span text:style-name="Strong_20_Emphasis"><text:span text:style-name="Source_20_Text">3</text:span></text:span>.</text:p>
        </text:list-item>
        <text:list-item>
          <text:p text:style-name="P24">Мы сохранили <text:span text:style-name="Strong_20_Emphasis">ссылку</text:span> на узел <text:span text:style-name="Source_20_Text">3 → null</text:span> в переменную <text:span text:style-name="Source_20_Text">secondList</text:span>.</text:p>
        </text:list-item>
      </text:list>
      <text:p text:style-name="P25">То есть:</text:p>
      <text:p text:style-name="P23"><text:span text:style-name="Source_20_Text">secondList → { value: 3, next: null }</text:span></text:p>
      <text:p text:style-name="P11"/>
      <text:h text:style-name="P12" text:outline-level="3">2. Что делает эта строка?</text:h>
      <text:p text:style-name="P23"><text:span text:style-name="Source_20_Text">list.next.next = null;</text:span></text:p>
      <text:list text:style-name="L6">
        <text:list-item>
          <text:p text:style-name="P26"><text:span text:style-name="Source_20_Text">list.next</text:span> → это узел <text:span text:style-name="Source_20_Text">2</text:span>.</text:p>
        </text:list-item>
        <text:list-item>
          <text:p text:style-name="P26"><text:span text:style-name="Source_20_Text">list.next.next</text:span> → это узел <text:span text:style-name="Source_20_Text">3</text:span>.</text:p>
        </text:list-item>
        <text:list-item>
          <text:p text:style-name="P26">Когда мы присвоили <text:span text:style-name="Source_20_Text">null</text:span>, мы <text:span text:style-name="Strong_20_Emphasis">обрубили связь между </text:span><text:span text:style-name="Strong_20_Emphasis"><text:span text:style-name="Source_20_Text">2</text:span></text:span><text:span text:style-name="Strong_20_Emphasis"> и </text:span><text:span text:style-name="Strong_20_Emphasis"><text:span text:style-name="Source_20_Text">3</text:span></text:span>.</text:p>
        </text:list-item>
      </text:list>
      <text:p text:style-name="P25">Теперь:</text:p>
      <text:p text:style-name="P13"><text:span text:style-name="Source_20_Text">list → 1 → 2 → null</text:span></text:p>
      <text:p text:style-name="P15"><text:span text:style-name="Source_20_Text">secondList → 3 → null</text:span></text:p>
      <text:p text:style-name="P11"/>
      <text:h text:style-name="P12" text:outline-level="3">3. Но ведь <text:span text:style-name="Source_20_Text">secondList</text:span> не удалился?</text:h>
      <text:p text:style-name="P25">Правильно 🚀</text:p>
      <text:p text:style-name="P25"><text:soft-page-break/>Мы не удаляем узлы из памяти, когда "обрубаем" список.<text:line-break/>Мы всего лишь меняем ссылки.</text:p>
      <text:list text:style-name="L7">
        <text:list-item>
          <text:p text:style-name="P27"><text:span text:style-name="Source_20_Text">list</text:span> больше <text:span text:style-name="Strong_20_Emphasis">не знает</text:span>, что после <text:span text:style-name="Source_20_Text">2</text:span> был <text:span text:style-name="Source_20_Text">3</text:span>.</text:p>
        </text:list-item>
        <text:list-item>
          <text:p text:style-name="P27">Но у нас есть переменная <text:span text:style-name="Source_20_Text">secondList</text:span>, которая <text:span text:style-name="Strong_20_Emphasis">знает про 3</text:span>.</text:p>
        </text:list-item>
      </text:list>
      <text:p text:style-name="P11"/>
      <text:h text:style-name="P12" text:outline-level="3">4. Как объединить обратно?</text:h>
      <text:p text:style-name="P25">Допустим, мы хотим снова соединить <text:span text:style-name="Source_20_Text">2</text:span> и <text:span text:style-name="Source_20_Text">3</text:span>.<text:line-break/>Тогда:</text:p>
      <text:p text:style-name="P23"><text:span text:style-name="Source_20_Text">list.next.next = secondList;</text:span></text:p>
      <text:p text:style-name="P25">Теперь снова:</text:p>
      <text:p text:style-name="P23"><text:span text:style-name="Source_20_Text">list → 1 → 2 → 3 → null</text:span></text:p>
      <text:p text:style-name="P11"/>
      <text:p text:style-name="P25">📌 Итог:</text:p>
      <text:list text:style-name="L8">
        <text:list-item>
          <text:p text:style-name="P28"><text:span text:style-name="Source_20_Text">let secondList = list.next.next;</text:span> — сохранили ссылку на узел <text:span text:style-name="Source_20_Text">3</text:span>.</text:p>
        </text:list-item>
        <text:list-item>
          <text:p text:style-name="P28"><text:span text:style-name="Source_20_Text">list.next.next = null;</text:span> — разорвали связь после <text:span text:style-name="Source_20_Text">2</text:span>.</text:p>
        </text:list-item>
        <text:list-item>
          <text:p text:style-name="P28">Но узел <text:span text:style-name="Source_20_Text">3</text:span> всё ещё живёт в <text:span text:style-name="Source_20_Text">secondList</text:span>.</text:p>
        </text:list-item>
        <text:list-item>
          <text:p text:style-name="P28">Чтобы обратно соединить, нужно снова установить <text:span text:style-name="Source_20_Text">list.next.next = secondList</text:span>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3T02:38:22.187603800</meta:creation-date>
    <dc:date>2025-09-08T02:53:57.832660700</dc:date>
    <meta:editing-duration>PT14M48S</meta:editing-duration>
    <meta:editing-cycles>8</meta:editing-cycles>
    <meta:generator>LibreOffice/25.2.5.2$Windows_X86_64 LibreOffice_project/03d19516eb2e1dd5d4ccd751a0d6f35f35e08022</meta:generator>
    <meta:document-statistic meta:table-count="0" meta:image-count="0" meta:object-count="0" meta:page-count="5" meta:paragraph-count="140" meta:word-count="981" meta:character-count="5731" meta:non-whitespace-character-count="4733"/>
  </office:meta>
</office:document-meta>
</file>